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'Liberation Mono', 'DejaVu Sans Mono', 'Courier New', monospac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8" style:family="paragraph" style:parent-style-name="Text_20_body" style:list-style-name="L1">
      <style:paragraph-properties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0" style:family="paragraph" style:parent-style-name="Text_20_body" style:list-style-name="L2">
      <style:paragraph-properties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2" style:family="paragraph" style:parent-style-name="Text_20_body" style:list-style-name="L3">
      <style:paragraph-properties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3" style:family="paragraph" style:parent-style-name="Text_20_body" style:list-style-name="L3">
      <style:paragraph-properties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6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7" style:family="paragraph" style:parent-style-name="Text_20_body" style:list-style-name="L4">
      <style:paragraph-properties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8" style:family="paragraph" style:parent-style-name="Text_20_body" style:list-style-name="L4">
      <style:paragraph-properties fo:orphans="2" fo:widows="2" fo:text-indent="0in" style:auto-text-indent="false" fo:padding="0in" fo:border="non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T1" style:family="text"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T2" style:family="text">
      <style:text-properties fo:font-variant="normal" fo:text-transform="none" fo:color="#cccccc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in" loext:border="none"/>
    </style:style>
    <style:style style:name="T3" style:family="text">
      <style:text-properties fo:font-variant="normal" fo:text-transform="none" fo:color="#d0d0d0" loext:opacity="100%" style:font-name="Ubuntu Mono" fo:font-size="8.25pt" fo:letter-spacing="normal" fo:font-style="normal" fo:font-weight="normal" fo:background-color="#3c3c3c" loext:char-shading-value="0" loext:padding="0in" loext:border="none"/>
    </style:style>
    <style:style style:name="T4" style:family="text">
      <style:text-properties fo:font-variant="normal" fo:text-transform="none" style:font-name="system-ui" fo:font-size="9.75pt" fo:letter-spacing="normal" fo:font-style="normal" fo:font-weight="normal"/>
    </style:style>
    <style:style style:name="T5" style:family="text">
      <style:text-properties fo:font-variant="normal" fo:text-transform="none" style:text-line-through-style="none" style:text-line-through-type="none" style:font-name="system-ui" fo:font-size="9.75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style:font-name="Ubuntu Mono" fo:font-size="8.25pt" fo:letter-spacing="normal" fo:font-style="normal" fo:font-weight="normal" fo:background-color="#3c3c3c" loext:char-shading-value="0" loext:padding="0in" loext:border="none"/>
    </style:style>
    <style:style style:name="T7" style:family="text"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000000" loext:opacity="100%" style:font-name="Ubuntu Mono" fo:font-size="8.25pt" fo:letter-spacing="normal" fo:font-style="normal" fo:font-weight="normal" fo:background-color="#3c3c3c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7">Concrete prioritized roadmap to reach ‘production‑ready’ (recommended order)</text:span></text:span></text:p>
      <text:list text:style-name="L1">
        <text:list-item>
          <text:p text:style-name="P6">Immediate (days):</text:p>
          <text:list>
            <text:list-item>
              <text:p text:style-name="P3"><text:span text:style-name="T7">Replace hardcoded fallback keys — set </text:span><text:a xlink:type="simple" xlink:href="vscode-file://vscode-app/snap/code/217/usr/share/code/resources/app/out/vs/code/electron-browser/workbench/workbench.html" text:style-name="Internet_20_link" text:visited-style-name="Visited_20_Internet_20_Link"><text:span text:style-name="T8">ENCRYPTION_KEY</text:span></text:a><text:span text:style-name="T7">, </text:span><text:span text:style-name="Source_20_Text"><text:span text:style-name="T9">PIN_SALT</text:span></text:span><text:span text:style-name="T7">, </text:span><text:span text:style-name="Source_20_Text"><text:span text:style-name="T9">ADMIN_PASSWORD</text:span></text:span><text:span text:style-name="T7"> via a secrets manager; remove dev defaults from code.</text:span></text:p>
            </text:list-item>
            <text:list-item>
              <text:p text:style-name="P7">Replace password hashing with Argon2 (or bcrypt with per‑user salts) and migrate existing accounts.</text:p>
            </text:list-item>
            <text:list-item>
              <text:p text:style-name="P3"><text:span text:style-name="T7">Disable </text:span><text:span text:style-name="Source_20_Text"><text:span text:style-name="T9">ADMIN_PASSWORD</text:span></text:span><text:span text:style-name="T7"> fallback in production mode (require clinicians).</text:span></text:p>
            </text:list-item>
            <text:list-item>
              <text:p text:style-name="P7">Turn on dependency pinning and run SCA (safety).</text:p>
            </text:list-item>
          </text:list>
        </text:list-item>
        <text:list-item>
          <text:p text:style-name="P7">Short term (2–6 weeks):</text:p>
          <text:list>
            <text:list-item>
              <text:p text:style-name="P6">Add MFA (TOTP) for clinicians and session handling.</text:p>
            </text:list-item>
            <text:list-item>
              <text:p text:style-name="P7">Migrate DB to a server/engine that supports encryption at rest and role‑based access, or enable disk encryption on host.</text:p>
            </text:list-item>
            <text:list-item>
              <text:p text:style-name="P7">Implement secure key rotation &amp; split knowledge for ENCRYPTION_KEY.</text:p>
            </text:list-item>
            <text:list-item>
              <text:p text:style-name="P7">Implement consent capture UI and consent logging.</text:p>
            </text:list-item>
            <text:list-item>
              <text:p text:style-name="P7">Add tests (unit/integration) and set up CI pipelines.</text:p>
            </text:list-item>
          </text:list>
        </text:list-item>
        <text:list-item>
          <text:p text:style-name="P7">Medium term (1–3 months):</text:p>
          <text:list>
            <text:list-item>
              <text:p text:style-name="P6">Run pentest and remediate findings.</text:p>
            </text:list-item>
            <text:list-item>
              <text:p text:style-name="P7">Integrate centralized logging &amp; monitoring (Sentry, Prometheus, security logs).</text:p>
            </text:list-item>
            <text:list-item>
              <text:p text:style-name="P7">Harden FHIR exports: validate against FHIR profiles; add signed TLS transport or API push to receiving system with mutual TLS or token auth.</text:p>
            </text:list-item>
            <text:list-item>
              <text:p text:style-name="P7">Implement clinician onboarding (identity verification) and password reset processes.</text:p>
            </text:list-item>
            <text:list-item>
              <text:p text:style-name="P7">Remove local plaintext retention of exported bundles; or ensure secure temporary storage and secure deletion.</text:p>
            </text:list-item>
          </text:list>
        </text:list-item>
        <text:list-item>
          <text:p text:style-name="P7">Longer term / compliance &amp; governance:</text:p>
          <text:list>
            <text:list-item>
              <text:p text:style-name="P6">Complete DPIA, policies (retention, access reviews), training for staff, and clinical governance review.</text:p>
            </text:list-item>
            <text:list-item>
              <text:p text:style-name="P7">Establish business continuity (DR), backup rotation off‑site, and restore testing.</text:p>
            </text:list-item>
            <text:list-item>
              <text:p text:style-name="P8">Establish ongoing vulnerability management and periodic audits.</text:p>
            </text:list-item>
          </text:list>
        </text:list-item>
      </text:list>
      <text:p text:style-name="P2"><text:span text:style-name="Strong_20_Emphasis"><text:span text:style-name="T7">Practical risks to highlight now</text:span></text:span></text:p>
      <text:list text:style-name="L2">
        <text:list-item>
          <text:p text:style-name="P4"><text:span text:style-name="T7">Exposure of </text:span><text:a xlink:type="simple" xlink:href="vscode-file://vscode-app/snap/code/217/usr/share/code/resources/app/out/vs/code/electron-browser/workbench/workbench.html" text:style-name="Internet_20_link" text:visited-style-name="Visited_20_Internet_20_Link"><text:span text:style-name="T8">ENCRYPTION_KEY</text:span></text:a><text:span text:style-name="T7"> or </text:span><text:span text:style-name="Source_20_Text"><text:span text:style-name="T9">PIN_SALT</text:span></text:span><text:span text:style-name="T7"> compromises all encrypted fields and backups.</text:span></text:p>
        </text:list-item>
        <text:list-item>
          <text:p text:style-name="P9">Using SHA‑256 for passwords risks credential compromise; weak hashing enables offline attacks.</text:p>
        </text:list-item>
        <text:list-item>
          <text:p text:style-name="P9">Local saving of FHIR bundles and DB backups increases risk unless host disk is protected and access controlled.</text:p>
        </text:list-item>
        <text:list-item>
          <text:p text:style-name="P9">LLM interactions may leak sensitive data if prompts/responses are sent to external APIs without PII redaction and explicit consent.</text:p>
        </text:list-item>
        <text:list-item>
          <text:p text:style-name="P10">No formal clinician identity proofing means unauthorized clinical access risk.</text:p>
        </text:list-item>
      </text:list>
      <text:p text:style-name="P2"><text:span text:style-name="Strong_20_Emphasis"><text:span text:style-name="T7">Shortest security checklist to complete before any public deployment</text:span></text:span></text:p>
      <text:list text:style-name="L3">
        <text:list-item>
          <text:p text:style-name="P11">Move secrets to a vault and remove defaults from repo.</text:p>
        </text:list-item>
        <text:list-item>
          <text:p text:style-name="P12">Strong password hashing + MFA for clinicians.</text:p>
        </text:list-item>
        <text:list-item>
          <text:p text:style-name="P5"><text:span text:style-name="T7">Disable </text:span><text:span text:style-name="Source_20_Text"><text:span text:style-name="T9">ADMIN_PASSWORD</text:span></text:span><text:span text:style-name="T7"> fallback in production.</text:span></text:p>
        </text:list-item>
        <text:list-item>
          <text:p text:style-name="P12">Encrypt DB at rest or run DB on secured server.</text:p>
        </text:list-item>
        <text:list-item>
          <text:p text:style-name="P12">Implement consent capture and export consent prompts.</text:p>
        </text:list-item>
        <text:list-item>
          <text:p text:style-name="P12">Centralize immutable audit logs and define retention.</text:p>
        </text:list-item>
        <text:list-item>
          <text:p text:style-name="P12">Run SCA and a penetration test; fix critical/high issues.</text:p>
        </text:list-item>
        <text:list-item>
          <text:p text:style-name="P13"><text:soft-page-break/>Ensure webhooks/SFTP credentials are stored securely and use strong auth (key files/mTLS).</text:p>
        </text:list-item>
      </text:list>
      <text:p text:style-name="P14">If you want, I can:</text:p>
      <text:list text:style-name="L4">
        <text:list-item>
          <text:p text:style-name="P16">Implement the password migration to Argon2+Bcrypt fallback and add MFA (TOTP) next, or</text:p>
        </text:list-item>
        <text:list-item>
          <text:p text:style-name="P17">Add secrets‑vault wiring &amp; remove hardcoded defaults, or</text:p>
        </text:list-item>
        <text:list-item>
          <text:p text:style-name="P18">Produce a concise DPIA checklist and templates tailored to NHS/private practice.</text:p>
        </text:list-item>
      </text:list>
      <text:p text:style-name="P15">Which of the three should I start next?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'Liberation Mono', 'DejaVu Sans Mono', 'Courier New', monospac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6:04:29.487073515</meta:creation-date>
    <dc:date>2026-01-06T16:05:00.554926813</dc:date>
    <meta:editing-duration>PT32S</meta:editing-duration>
    <meta:editing-cycles>1</meta:editing-cycles>
    <meta:document-statistic meta:table-count="0" meta:image-count="0" meta:object-count="0" meta:page-count="2" meta:paragraph-count="42" meta:word-count="448" meta:character-count="2926" meta:non-whitespace-character-count="2558"/>
    <meta:generator>LibreOffice/24.2.7.2$Linux_X86_64 LibreOffice_project/420$Build-2</meta:generator>
  </office:meta>
</office:document-meta>
</file>